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flections of 03-01-16</text:p>
      <text:p text:style-name="Standard"/>
      <text:p text:style-name="Standard">Today we learned about Networking and command prompt and html and css</text:p>
      <text:p text:style-name="Standard"/>
      <text:p text:style-name="Standard">Specifics</text:p>
      <text:list xml:id="list2643002232212055124" text:style-name="L1">
        <text:list-item>
          <text:p text:style-name="P1">computers communicate in sets of 32 bits </text:p>
        </text:list-item>
        <text:list-item>
          <text:p text:style-name="P1">they all have a unique (to their network) IP address</text:p>
        </text:list-item>
        <text:list-item>
          <text:p text:style-name="P1">commands for network trouble shooting :ping (tsts connection) ipconfig(displays ip address)</text:p>
        </text:list-item>
        <text:list-item>
          <text:p text:style-name="P1">HTTP Hyper text transfer Protocol port 80</text:p>
        </text:list-item>
        <text:list-item>
          <text:p text:style-name="P1">Https</text:p>
        </text:list-item>
        <text:list-item>
          <text:p text:style-name="P1">pop3</text:p>
        </text:list-item>
        <text:list-item>
          <text:p text:style-name="P1">ssh</text:p>
        </text:list-item>
        <text:list-item>
          <text:p text:style-name="P1">Protocols : a set of rules for communicating</text:p>
        </text:list-item>
      </text:list>
      <text:p text:style-name="Standard"/>
      <text:list xml:id="list38300098" text:continue-numbering="true" text:style-name="L1">
        <text:list-item>
          <text:p text:style-name="P1">command prompt is very unforgiving when it comes to spelling</text:p>
        </text:list-item>
        <text:list-item>
          <text:p text:style-name="P1">we learned dir, cd, shutdown, find, findstr and some of their attributes</text:p>
        </text:list-item>
      </text:list>
      <text:p text:style-name="Standard"/>
      <text:list xml:id="list38292520" text:continue-numbering="true" text:style-name="L1">
        <text:list-item>
          <text:p text:style-name="P1">&lt;html&gt; &lt;/html&gt;</text:p>
        </text:list-item>
        <text:list-item>
          <text:p text:style-name="P1">&lt;head&gt;&lt;/head&gt;</text:p>
        </text:list-item>
        <text:list-item>
          <text:p text:style-name="P1">&lt;body&gt;&lt;/body&gt;</text:p>
        </text:list-item>
        <text:list-item>
          <text:p text:style-name="P1">css is a way to apply a style across many webpages without repeating html.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52S</meta:editing-duration>
    <meta:editing-cycles>3</meta:editing-cycles>
    <meta:generator>OpenOffice/4.1.2$Win32 OpenOffice.org_project/412m3$Build-9782</meta:generator>
    <dc:date>2016-03-01T18:11:41.98</dc:date>
    <meta:document-statistic meta:table-count="0" meta:image-count="0" meta:object-count="0" meta:page-count="1" meta:paragraph-count="17" meta:word-count="116" meta:character-count="642"/>
    <meta:user-defined meta:name="Info 1"/>
    <meta:user-defined meta:name="Info 2"/>
    <meta:user-defined meta:name="Info 3"/>
    <meta:user-defined meta:name="Info 4"/>
  </office:meta>
</office:document-meta>
</file>